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da73"/>
    </style:style>
    <style:style style:name="P2" style:family="paragraph" style:parent-style-name="Standard">
      <style:text-properties officeooo:rsid="001a8451" officeooo:paragraph-rsid="001a8451"/>
    </style:style>
    <style:style style:name="P3" style:family="paragraph" style:parent-style-name="Standard">
      <style:text-properties officeooo:rsid="001a8451" officeooo:paragraph-rsid="001b6c3a"/>
    </style:style>
    <style:style style:name="P4" style:family="paragraph" style:parent-style-name="Standard">
      <style:text-properties officeooo:rsid="001a8451" officeooo:paragraph-rsid="001cc1c9"/>
    </style:style>
    <style:style style:name="P5" style:family="paragraph" style:parent-style-name="Standard">
      <style:text-properties officeooo:rsid="001a8451" officeooo:paragraph-rsid="001fe1eb"/>
    </style:style>
    <style:style style:name="P6" style:family="paragraph" style:parent-style-name="Standard">
      <style:text-properties officeooo:rsid="001a8451" officeooo:paragraph-rsid="00203f7e"/>
    </style:style>
    <style:style style:name="P7" style:family="paragraph" style:parent-style-name="Standard">
      <style:text-properties officeooo:paragraph-rsid="001a8451"/>
    </style:style>
    <style:style style:name="P8" style:family="paragraph" style:parent-style-name="Standard">
      <style:text-properties officeooo:paragraph-rsid="001b6c3a"/>
    </style:style>
    <style:style style:name="P9" style:family="paragraph" style:parent-style-name="Standard">
      <style:text-properties fo:language="pt" fo:country="PT" officeooo:paragraph-rsid="001cc1c9"/>
    </style:style>
    <style:style style:name="P10" style:family="paragraph" style:parent-style-name="Standard">
      <style:text-properties fo:language="pt" fo:country="PT" officeooo:paragraph-rsid="001d978c"/>
    </style:style>
    <style:style style:name="P11" style:family="paragraph" style:parent-style-name="Standard">
      <style:text-properties fo:language="pt" fo:country="PT" officeooo:paragraph-rsid="001e4482"/>
    </style:style>
    <style:style style:name="P12" style:family="paragraph" style:parent-style-name="Standard">
      <style:text-properties fo:language="pt" fo:country="PT" officeooo:rsid="001fe1eb" officeooo:paragraph-rsid="001fe1eb"/>
    </style:style>
    <style:style style:name="P13" style:family="paragraph" style:parent-style-name="Standard">
      <style:text-properties fo:language="pt" fo:country="PT" officeooo:rsid="001fe1eb" officeooo:paragraph-rsid="00203f7e"/>
    </style:style>
    <style:style style:name="P14" style:family="paragraph" style:parent-style-name="Standard">
      <style:text-properties fo:language="pt" fo:country="PT" officeooo:paragraph-rsid="001fe1eb"/>
    </style:style>
    <style:style style:name="P15" style:family="paragraph" style:parent-style-name="Standard">
      <style:text-properties fo:language="pt" fo:country="PT" officeooo:paragraph-rsid="00203f7e"/>
    </style:style>
    <style:style style:name="P16" style:family="paragraph" style:parent-style-name="Standard">
      <style:text-properties fo:language="pt" fo:country="PT" officeooo:paragraph-rsid="001a8451"/>
    </style:style>
    <style:style style:name="P17" style:family="paragraph" style:parent-style-name="Standard">
      <style:text-properties officeooo:paragraph-rsid="001cc1c9"/>
    </style:style>
    <style:style style:name="P18" style:family="paragraph" style:parent-style-name="Standard">
      <style:text-properties officeooo:paragraph-rsid="001e4482"/>
    </style:style>
    <style:style style:name="P19" style:family="paragraph" style:parent-style-name="Standard">
      <style:text-properties officeooo:paragraph-rsid="001fe1eb"/>
    </style:style>
    <style:style style:name="P20" style:family="paragraph" style:parent-style-name="Standard">
      <style:text-properties officeooo:paragraph-rsid="00203f7e"/>
    </style:style>
    <style:style style:name="P21" style:family="paragraph" style:parent-style-name="Standard">
      <style:text-properties officeooo:paragraph-rsid="00220b28"/>
    </style:style>
    <style:style style:name="P22" style:family="paragraph" style:parent-style-name="Standard">
      <style:text-properties fo:font-weight="bold" officeooo:paragraph-rsid="0021256e" style:font-weight-asian="bold" style:font-weight-complex="bold"/>
    </style:style>
    <style:style style:name="P23" style:family="paragraph" style:parent-style-name="Standard">
      <style:text-properties fo:font-weight="bold" officeooo:paragraph-rsid="00220b28" style:font-weight-asian="bold" style:font-weight-complex="bold"/>
    </style:style>
    <style:style style:name="P24" style:family="paragraph" style:parent-style-name="Standard">
      <style:paragraph-properties fo:margin-left="1.251cm" fo:margin-right="0cm" fo:text-indent="0cm" style:auto-text-indent="false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paragraph-rsid="0019da73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rsid="0019da73" officeooo:paragraph-rsid="0019da73"/>
    </style:style>
    <style:style style:name="T1" style:family="text">
      <style:text-properties officeooo:rsid="0019da73"/>
    </style:style>
    <style:style style:name="T2" style:family="text">
      <style:text-properties officeooo:rsid="001a8451"/>
    </style:style>
    <style:style style:name="T3" style:family="text">
      <style:text-properties officeooo:rsid="001b6c3a"/>
    </style:style>
    <style:style style:name="T4" style:family="text">
      <style:text-properties fo:language="pt" fo:country="PT"/>
    </style:style>
    <style:style style:name="T5" style:family="text">
      <style:text-properties fo:language="pt" fo:country="PT" officeooo:rsid="001a8451"/>
    </style:style>
    <style:style style:name="T6" style:family="text">
      <style:text-properties fo:language="pt" fo:country="PT" officeooo:rsid="001e4482"/>
    </style:style>
    <style:style style:name="T7" style:family="text">
      <style:text-properties fo:language="pt" fo:country="PT" officeooo:rsid="001fe1eb"/>
    </style:style>
    <style:style style:name="T8" style:family="text">
      <style:text-properties fo:language="pt" fo:country="PT" officeooo:rsid="001cc1c9"/>
    </style:style>
    <style:style style:name="T9" style:family="text">
      <style:text-properties fo:language="pt" fo:country="PT" officeooo:rsid="001b6c3a"/>
    </style:style>
    <style:style style:name="T10" style:family="text">
      <style:text-properties fo:language="pt" fo:country="PT" officeooo:rsid="00203f7e"/>
    </style:style>
    <style:style style:name="T11" style:family="text">
      <style:text-properties fo:language="pt" fo:country="PT" officeooo:rsid="0021256e"/>
    </style:style>
    <style:style style:name="T12" style:family="text">
      <style:text-properties fo:language="pt" fo:country="PT" officeooo:rsid="00220b28"/>
    </style:style>
    <style:style style:name="T13" style:family="text">
      <style:text-properties officeooo:rsid="001cc1c9"/>
    </style:style>
    <style:style style:name="T14" style:family="text">
      <style:text-properties officeooo:rsid="001e4482"/>
    </style:style>
    <style:style style:name="T15" style:family="text">
      <style:text-properties officeooo:rsid="001fe1eb"/>
    </style:style>
    <style:style style:name="T16" style:family="text">
      <style:text-properties officeooo:rsid="00203f7e"/>
    </style:style>
    <style:style style:name="T17" style:family="text">
      <style:text-properties officeooo:rsid="0021256e"/>
    </style:style>
    <style:style style:name="T18" style:family="text">
      <style:text-properties officeooo:rsid="00220b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8">Aluno: Cayo Magno da Cruz Fontana</text:span></text:p>
      <text:p text:style-name="P21"/>
      <text:p text:style-name="P21"><text:span text:style-name="T18">Exercício 1:</text:span></text:p>
      <text:p text:style-name="P21"/>
      <text:p text:style-name="P21"><text:span text:style-name="T18">Considerando os </text:span><text:span text:style-name="T1">Estados iniciais:</text:span></text:p>
      <text:p text:style-name="P1"/>
      <text:p text:style-name="P25">bel(X0 = open) = 0.5</text:p>
      <text:p text:style-name="P24">bel(X<text:span text:style-name="T1">0</text:span> <text:s/>= closed) = 0.5</text:p>
      <text:p text:style-name="P24"/>
      <text:p text:style-name="P26">Ruído do Sensor (verifica se a porta está aberta/fechada):</text:p>
      <text:p text:style-name="P26">Probabilidade de sensoriar a porta aberta, dado que ela está aberta:</text:p>
      <text:p text:style-name="P24">p(Zt = sense_open | Xt = is_open) = 0.6</text:p>
      <text:p text:style-name="P26">Probabilidade de sensoriar a porta aberta, dado que ela está aberta:</text:p>
      <text:p text:style-name="P25">p(Zt = sense_<text:span text:style-name="T1">closed</text:span> | Xt = is_open) = 0.<text:span text:style-name="T1">4</text:span></text:p>
      <text:p text:style-name="P26">Probabilidade de sensoriar a porta aberta, dado que ela está aberta:</text:p>
      <text:p text:style-name="P25">p(Zt = sense_open | Xt = is_<text:span text:style-name="T1">closed</text:span>) = 0.<text:span text:style-name="T1">2</text:span></text:p>
      <text:p text:style-name="P26">Probabilidade de sensoriar a porta aberta, dado que ela está aberta:</text:p>
      <text:p text:style-name="P25">p(Zt = sense_<text:span text:style-name="T1">closed</text:span> | Xt = is_<text:span text:style-name="T1">closed</text:span>) = 0.<text:span text:style-name="T1">8</text:span></text:p>
      <text:p text:style-name="P25"/>
      <text:p text:style-name="P25"><text:span text:style-name="T1">Ruído do Atuador (exerce uma força sobre a porta, para abrí-la):</text:span></text:p>
      <text:p text:style-name="P26">Probabilidades de abrir/fechar a porta, dada uma atuação:</text:p>
      <text:p text:style-name="P26">p(X t = is_open | U t = push, X t _ 1 = is_open) = 1</text:p>
      <text:p text:style-name="P26">p(X t = is_closed | U t = push, X t _ 1 = is_open) = 0</text:p>
      <text:p text:style-name="P26">p(X t = is_open | U t = push, X t _ 1 = is_closed) = 0.8</text:p>
      <text:p text:style-name="P26">p(X t = is_closed | U t = push, X t _ 1 = is_closed) = 0.2</text:p>
      <text:p text:style-name="P26"/>
      <text:p text:style-name="P25"><text:span text:style-name="T1">Probabilidades de abrir/fechar a porta, </text:span><text:span text:style-name="T2">sem </text:span><text:span text:style-name="T1">atuação:</text:span></text:p>
      <text:p text:style-name="P25">p(X t = is_open | U t = do_nothing, X t _ 1 = is_open) = 1</text:p>
      <text:p text:style-name="P25">p(X t = is_closed | U t = do_nothing, X t _ 1 = is_open) = 0</text:p>
      <text:p text:style-name="P25">p(X t = is_open | U t = do_nothing, X t _ 1 = is_closed) = 0</text:p>
      <text:p text:style-name="P25">p(X t = is_closed | U t = do_nothing, X t _ 1 = is_closed) = 1</text:p>
      <text:p text:style-name="P16"/>
      <text:p text:style-name="P9">Suponha agora que no tempo <text:span text:style-name="T15">t = 2 </text:span>o robô use seu manipulador para empurrar a porta e perceba uma porta aberta. Calcule a crença posterior resultante <text:span text:style-name="T15">bel(x2) </text:span>pelo filtro de Bayes usando a crença <text:span text:style-name="T15">bel(x1) </text:span>anterior, o controle <text:span text:style-name="T15">u1 = push</text:span>, e a medição <text:span text:style-name="T15">sense_open </text:span>como entrada.</text:p>
      <text:p text:style-name="P9"/>
      <text:p text:style-name="P5">Nesse caso:</text:p>
      <text:p text:style-name="P5"><text:span text:style-name="T4">~</text:span>bel(X<text:span text:style-name="T15">2</text:span><text:span text:style-name="T13">) = </text:span>p(x<text:span text:style-name="T15">2</text:span> | U1 = <text:span text:style-name="T15">push</text:span>, X<text:span text:style-name="T15">1</text:span> = is_open) bel(X<text:span text:style-name="T15">1</text:span> = is_open) +</text:p>
      <text:p text:style-name="P19"><text:span text:style-name="T5"><text:tab/><text:tab/>p(x</text:span><text:span text:style-name="T7">2</text:span><text:span text:style-name="T5"> | U1 = </text:span><text:span text:style-name="T7">push</text:span><text:span text:style-name="T5">, X</text:span><text:span text:style-name="T7">1</text:span><text:span text:style-name="T5"> = is_closed) bel(X</text:span><text:span text:style-name="T7">1</text:span><text:span text:style-name="T5"> = is_closed)</text:span></text:p>
      <text:p text:style-name="P19"><text:span text:style-name="T5"/></text:p>
      <text:p text:style-name="P20"><text:span text:style-name="T5">Substituindo </text:span><text:span text:style-name="T9">n</text:span><text:span text:style-name="T5">a fórmula, </text:span><text:span text:style-name="T9">teremos duas possibilidade para </text:span><text:span text:style-name="T5">X</text:span><text:span text:style-name="T10">2</text:span><text:span text:style-name="T5"> = is_open:</text:span></text:p>
      <text:p text:style-name="P20"><text:span text:style-name="T5">~</text:span><text:span text:style-name="T2">bel(X</text:span><text:span text:style-name="T16">2</text:span><text:span text:style-name="T2"> = is_open) = p(X</text:span><text:span text:style-name="T16">2</text:span><text:span text:style-name="T2"> = is_open | U</text:span><text:span text:style-name="T16">2</text:span><text:span text:style-name="T2"> = </text:span><text:span text:style-name="T16">push</text:span><text:span text:style-name="T2">, X</text:span><text:span text:style-name="T16">1</text:span><text:span text:style-name="T2"> = is_open) bel(X</text:span><text:span text:style-name="T16">1</text:span><text:span text:style-name="T2"> = is_open) +</text:span></text:p>
      <text:p text:style-name="P20"><text:span text:style-name="T2"><text:tab/><text:tab/><text:tab/>p(X</text:span><text:span text:style-name="T16">2</text:span><text:span text:style-name="T2"> = is_open | U</text:span><text:span text:style-name="T16">2</text:span><text:span text:style-name="T2"> = </text:span><text:span text:style-name="T16">push</text:span><text:span text:style-name="T2">, X</text:span><text:span text:style-name="T16">1</text:span><text:span text:style-name="T2"> = is_closed) bel(X</text:span><text:span text:style-name="T16">1</text:span><text:span text:style-name="T2"> = is_closed)</text:span></text:p>
      <text:p text:style-name="P6"><text:span text:style-name="T8">~bel(X</text:span><text:span text:style-name="T10">2</text:span><text:span text:style-name="T8"> = is_open) = 1 * 0.75 + 0.</text:span><text:span text:style-name="T10">8</text:span><text:span text:style-name="T8"> * 0.25 = 0.</text:span><text:span text:style-name="T10">9</text:span><text:span text:style-name="T8">5</text:span></text:p>
      <text:p text:style-name="P6"/>
      <text:p text:style-name="P20"><text:span text:style-name="T5">~</text:span><text:span text:style-name="T2">bel(X</text:span><text:span text:style-name="T16">2</text:span><text:span text:style-name="T2"> = is_</text:span><text:span text:style-name="T16">closed</text:span><text:span text:style-name="T2">) = p(X</text:span><text:span text:style-name="T16">2</text:span><text:span text:style-name="T2"> = is_</text:span><text:span text:style-name="T16">closed</text:span><text:span text:style-name="T2"> | U</text:span><text:span text:style-name="T16">2</text:span><text:span text:style-name="T2"> = </text:span><text:span text:style-name="T16">push</text:span><text:span text:style-name="T2">, X</text:span><text:span text:style-name="T16">1</text:span><text:span text:style-name="T2"> = is_open) bel(X</text:span><text:span text:style-name="T16">1</text:span><text:span text:style-name="T2"> = is_open) +</text:span></text:p>
      <text:p text:style-name="P20"><text:span text:style-name="T2"><text:tab/><text:tab/><text:tab/> <text:s text:c="2"/>p(X</text:span><text:span text:style-name="T16">2</text:span><text:span text:style-name="T2"> = is_</text:span><text:span text:style-name="T16">closed</text:span><text:span text:style-name="T2"> | U</text:span><text:span text:style-name="T16">2</text:span><text:span text:style-name="T2"> = </text:span><text:span text:style-name="T16">push</text:span><text:span text:style-name="T2">, X</text:span><text:span text:style-name="T16">1</text:span><text:span text:style-name="T2"> = is_closed) bel(X</text:span><text:span text:style-name="T16">1</text:span><text:span text:style-name="T2"> = is_closed)</text:span></text:p>
      <text:p text:style-name="P6"><text:span text:style-name="T8">~bel(X</text:span><text:span text:style-name="T10">2</text:span><text:span text:style-name="T8"> = is_</text:span><text:span text:style-name="T10">closed</text:span><text:span text:style-name="T8">) = </text:span><text:span text:style-name="T10">0</text:span><text:span text:style-name="T8"> * 0.75 + 0.</text:span><text:span text:style-name="T10">2</text:span><text:span text:style-name="T8"> * 0.25 = 0.</text:span><text:span text:style-name="T10">0</text:span><text:span text:style-name="T8">5</text:span></text:p>
      <text:p text:style-name="P20"><text:span text:style-name="T6"/></text:p>
      <text:p text:style-name="P20"><text:span text:style-name="T6">Para </text:span><text:span text:style-name="T12">ambos o</text:span><text:span text:style-name="T6">s</text:span><text:span text:style-name="T4">, X</text:span><text:span text:style-name="T10">2</text:span><text:span text:style-name="T4"> = is_open </text:span><text:span text:style-name="T6">e</text:span><text:span text:style-name="T4"> X</text:span><text:span text:style-name="T10">2</text:span><text:span text:style-name="T4"> = is_closed, </text:span><text:span text:style-name="T6">temos</text:span></text:p>
      <text:p text:style-name="P15"/>
      <text:p text:style-name="P15">bel(X<text:span text:style-name="T17">2</text:span> = is_open) = η p(Z<text:span text:style-name="T17">2</text:span> = sense_open | X<text:span text:style-name="T17">2</text:span> = is_open) ~bel(X<text:span text:style-name="T17">2</text:span> = is_open)</text:p>
      <text:p text:style-name="P20"><text:soft-page-break/><text:span text:style-name="T4">bel(X</text:span><text:span text:style-name="T11">2</text:span><text:span text:style-name="T4"> = is_open) = η 0.6 * 0.</text:span><text:span text:style-name="T11">9</text:span><text:span text:style-name="T10">5</text:span><text:span text:style-name="T4"> = η0.</text:span><text:span text:style-name="T11">57</text:span></text:p>
      <text:p text:style-name="P15"/>
      <text:p text:style-name="P13">e</text:p>
      <text:p text:style-name="P15"/>
      <text:p text:style-name="P20"><text:span text:style-name="T4">bel(X</text:span><text:span text:style-name="T11">2</text:span><text:span text:style-name="T4"> = is_closed) = η p(Z</text:span><text:span text:style-name="T11">2</text:span><text:span text:style-name="T4"> = sense_open | X</text:span><text:span text:style-name="T11">2</text:span><text:span text:style-name="T4"> = is_closed) ~bel(X</text:span><text:span text:style-name="T11">2</text:span><text:span text:style-name="T4"> = is_closed)</text:span></text:p>
      <text:p text:style-name="P15">bel(X<text:span text:style-name="T17">2</text:span> = is_closed) = η 0.2 * 0.<text:span text:style-name="T17">0</text:span>5 = η0.<text:span text:style-name="T17">0</text:span>1</text:p>
      <text:p text:style-name="P15"/>
      <text:p text:style-name="P20"><text:span text:style-name="T12">Cálculo do</text:span><text:span text:style-name="T7"> normalizador</text:span><text:span text:style-name="T4"> η:</text:span></text:p>
      <text:p text:style-name="P15">η = (0.<text:span text:style-name="T17">57</text:span> + 0.<text:span text:style-name="T17">0</text:span>1) ^−1 = 1.724137931</text:p>
      <text:p text:style-name="P15"/>
      <text:p text:style-name="P20"><text:span text:style-name="T12">Finalmente encontraremos as crenças do estado X2</text:span><text:span text:style-name="T7">:</text:span></text:p>
      <text:p text:style-name="P22"><text:span text:style-name="T4">bel(X</text:span><text:span text:style-name="T11">2</text:span><text:span text:style-name="T4"> = is_open) = </text:span><text:span text:style-name="T12">0.57 * 1.724137931 =</text:span><text:span text:style-name="T4"> 0.982758621 </text:span><text:span text:style-name="T12">(~</text:span><text:span text:style-name="T4">0.983</text:span><text:span text:style-name="T12">)</text:span></text:p>
      <text:p text:style-name="P23"><text:span text:style-name="T8">bel(X</text:span><text:span text:style-name="T11">2</text:span><text:span text:style-name="T8"> = is_closed) = </text:span><text:span text:style-name="T12">0.01 * 1.724137931 <text:s/>= 0.017241379 (~</text:span><text:span text:style-name="T8">0.017</text:span><text:span text:style-name="T12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9:50:32.260375497</meta:creation-date>
    <dc:date>2021-03-08T23:37:18.910396834</dc:date>
    <meta:editing-duration>PT5M4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47" meta:word-count="547" meta:character-count="2643" meta:non-whitespace-character-count="2130"/>
  </office:meta>
</office:document-meta>
</file>